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6c1f" officeooo:paragraph-rsid="000d6c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c v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8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oît Werquin</meta:initial-creator>
    <meta:creation-date>2017-10-16T12:33:14.642000000</meta:creation-date>
    <dc:date>2017-10-16T12:33:27.913000000</dc:date>
    <dc:creator>Benoît Werquin</dc:creator>
    <meta:editing-duration>PT13S</meta:editing-duration>
    <meta:editing-cycles>1</meta:editing-cycles>
    <meta:generator>LibreOffice/5.2.6.2$Windows_X86_64 LibreOffice_project/a3100ed2409ebf1c212f5048fbe377c281438fdc</meta:generator>
    <meta:document-statistic meta:table-count="0" meta:image-count="0" meta:object-count="0" meta:page-count="1" meta:paragraph-count="1" meta:word-count="2" meta:character-count="7" meta:non-whitespace-character-count="6"/>
  </office:meta>
</office:document-meta>
</file>